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348000001A7000001A727405344ED8C355C.svg" manifest:media-type="image/svg+xml"/>
  <manifest:file-entry manifest:full-path="Pictures/100000010000001400000014B007A614E314A598.png" manifest:media-type="image/png"/>
  <manifest:file-entry manifest:full-path="Pictures/1000017F000001A7000001A76A8800067A0F1622.svg" manifest:media-type="image/svg+xml"/>
  <manifest:file-entry manifest:full-path="Pictures/100000010000001400000014C31C1D8E147F488D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35cm" svg:stroke-color="#9b2420" draw:marker-start-width="0.73cm" draw:marker-end-width="0.73cm" svg:stroke-linecap="round" draw:fill="solid" draw:fill-color="#ffffff" draw:textarea-horizontal-align="justify" draw:textarea-vertical-align="middle" draw:auto-grow-height="false" fo:min-height="0.849cm" fo:min-width="1.72cm" fo:padding-top="0.3cm" fo:padding-bottom="0.3cm" fo:padding-left="0.425cm" fo:padding-right="0.425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35cm" svg:stroke-color="#9b2420" draw:marker-start-width="0.73cm" draw:marker-end-width="0.73cm" svg:stroke-linecap="round" draw:fill="solid" draw:fill-color="#ffffff" draw:textarea-horizontal-align="justify" draw:textarea-vertical-align="middle" draw:auto-grow-height="false" fo:min-height="0.999cm" fo:min-width="1.87cm" fo:padding-top="0.3cm" fo:padding-bottom="0.3cm" fo:padding-left="0.425cm" fo:padding-right="0.425cm" style:writing-mode="lr-tb" loext:decorative="false"/>
      <style:paragraph-properties style:writing-mode="lr-tb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solid" draw:fill-color="#ffffff"/>
      <style:paragraph-properties fo:text-align="center" style:writing-mode="lr-tb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438cm" svg:height="4.796cm" svg:x="0.258cm" svg:y="0.47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2" draw:style-name="dp1" draw:master-page-name="Standard">
        <draw:custom-shape draw:style-name="gr2" draw:text-style-name="P1" draw:layer="layout" svg:width="5.438cm" svg:height="4.796cm" svg:x="0.258cm" svg:y="0.47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2" draw:layer="layout" svg:width="2.476cm" svg:height="2.476cm" svg:x="1.795cm" svg:y="2.237cm">
          <draw:image xlink:href="Pictures/10000348000001A7000001A727405344ED8C355C.svg" xlink:type="simple" xlink:show="embed" xlink:actuate="onLoad" draw:mime-type="image/svg+xml">
            <text:p/>
          </draw:image>
          <draw:image xlink:href="Pictures/100000010000001400000014B007A614E314A598.png" xlink:type="simple" xlink:show="embed" xlink:actuate="onLoad" draw:mime-type="image/png"/>
        </draw:frame>
      </draw:page>
      <draw:page draw:name="page3" draw:style-name="dp1" draw:master-page-name="Standard">
        <draw:custom-shape draw:style-name="gr2" draw:text-style-name="P1" draw:layer="layout" svg:width="5.438cm" svg:height="4.796cm" svg:x="0.258cm" svg:y="0.47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2" draw:layer="layout" svg:width="2.657cm" svg:height="2.657cm" svg:x="1.722cm" svg:y="2.2cm">
          <draw:image xlink:href="Pictures/1000017F000001A7000001A76A8800067A0F1622.svg" xlink:type="simple" xlink:show="embed" xlink:actuate="onLoad" draw:mime-type="image/svg+xml">
            <text:p/>
          </draw:image>
          <draw:image xlink:href="Pictures/100000010000001400000014C31C1D8E147F488D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6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15T16:53:38.324000000</meta:creation-date>
    <dc:date>2024-08-15T17:23:41.098000000</dc:date>
    <meta:editing-duration>PT16M8S</meta:editing-duration>
    <meta:editing-cycles>8</meta:editing-cycles>
    <meta:generator>LibreOffice/7.6.2.1$Windows_X86_64 LibreOffice_project/56f7684011345957bbf33a7ee678afaf4d2ba333</meta:generator>
    <meta:document-statistic meta:object-count="5"/>
  </office:meta>
</office:document-meta>
</file>